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iwi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console.cloud.google.com/storage/browser/gcp-public-data-sentinel-2/L2/tiles/19/L/FK/S2A_MSIL2A_20230908T144731_N0509_R139_T19LFK_20230908T2207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1023T144729_N0509_R139_T19LFK_20231023T184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1107T144731_N0509_R139_T19LFK_20231107T203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0824T144729_N0509_R139_T19LEK_20230824T2203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1127T144721_N0509_R139_T19LFK_20231127T20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0829T144731_N0509_R139_T19LFK_20230829T2108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1003T144729_N0509_R139_T19LEJ_20231003T19082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1117T144731_N0509_R139_T19LEK_20231117T2035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1212T144729_N0509_R139_T19LFK_20231212T1709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1003T144729_N0509_R139_T19LFJ_20231003T19082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1008T144731_N0509_R139_T19LEJ_20231008T1936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008T144731_N0509_R139_T19LFJ_20231008T1936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0903T144729_N0509_R139_T19LEK_20230903T184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1122T144729_N0509_R139_T19LFK_20231122T183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1028T144731_N0509_R139_T19LEJ_20231028T203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1018T144731_N0509_R139_T19LFK_20231018T201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0913T144729_N0509_R139_T19LEK_20230913T1848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1028T144731_N0509_R139_T19LEK_20231028T203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1008T144731_N0509_R139_T19LEK_20231008T1936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0913T144729_N0509_R139_T19LFK_20230913T1848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127T144721_N0509_R139_T19LFJ_20231127T20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1117T144731_N0509_R139_T19LEJ_20231117T2035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1122T144729_N0509_R139_T19LFJ_20231122T183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0908T144731_N0509_R139_T19LEJ_20230908T2207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0829T144731_N0509_R139_T19LEK_20230829T2108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1127T144721_N0509_R139_T19LEK_20231127T20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1202T144729_N0509_R139_T19LEJ_20231202T1720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0829T144731_N0509_R139_T19LEJ_20230829T2108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1202T144729_N0509_R139_T19LFJ_20231202T1720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1102T144729_N0509_R139_T19LFK_20231102T1850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1102T144729_N0509_R139_T19LEJ_20231102T1850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107T144731_N0509_R139_T19LFJ_20231107T203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0913T144729_N0509_R139_T19LEJ_20230913T1848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0809T144731_N0509_R139_T19LEJ_20230916T193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0903T144729_N0509_R139_T19LFJ_20230903T184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112T144729_N0509_R139_T19LEK_20231112T1837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1023T144729_N0509_R139_T19LFJ_20231023T184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023T144729_N0509_R139_T19LEK_20231023T184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0829T144731_N0509_R139_T19LFJ_20230829T2108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122T144729_N0509_R139_T19LEK_20231122T183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0908T144731_N0509_R139_T19LEK_20230908T2207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1202T144729_N0509_R139_T19LFK_20231202T1720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102T144729_N0509_R139_T19LEK_20231102T1850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0928T144731_N0509_R139_T19LFJ_20230928T194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0923T144729_N0509_R139_T19LEJ_20230923T191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1018T144731_N0509_R139_T19LEK_20231018T201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0928T144731_N0509_R139_T19LEK_20230928T194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0923T144729_N0509_R139_T19LFK_20230923T191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1028T144731_N0509_R139_T19LFK_20231028T203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1102T144729_N0509_R139_T19LFJ_20231102T1850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0809T144731_N0509_R139_T19LFK_20230916T193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0809T144731_N0509_R139_T19LFJ_20230916T193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0923T144729_N0509_R139_T19LFJ_20230923T191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0923T144729_N0509_R139_T19LEK_20230923T191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1003T144729_N0509_R139_T19LFK_20231003T19082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1212T144729_N0509_R139_T19LFJ_20231212T1709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1127T144721_N0509_R139_T19LEJ_20231127T20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1117T144731_N0509_R139_T19LFK_20231117T2035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117T144731_N0509_R139_T19LFJ_20231117T2035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0928T144731_N0509_R139_T19LFJ_20230928T2203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0928T144731_N0509_R139_T19LFK_20230928T194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0824T144729_N0509_R139_T19LFJ_20230824T2203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B_MSIL2A_20230913T144729_N0509_R139_T19LFJ_20230913T1848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028T144731_N0509_R139_T19LFJ_20231028T203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212T144729_N0509_R139_T19LEK_20231212T1709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202T144729_N0509_R139_T19LEK_20231202T1720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0918T144731_N0509_R139_T19LEK_20230918T201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0908T144731_N0509_R139_T19LFJ_20230908T2207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0824T144729_N0509_R139_T19LFK_20230824T2203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1023T144729_N0509_R139_T19LEJ_20231023T184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018T144731_N0509_R139_T19LFJ_20231018T201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1107T144731_N0509_R139_T19LEJ_20231107T203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0918T144731_N0509_R139_T19LFJ_20230918T201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0918T144731_N0509_R139_T19LFK_20230918T201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0809T144731_N0509_R139_T19LEK_20230916T193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0824T144729_N0509_R139_T19LEJ_20230824T2203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0928T144731_N0509_R139_T19LEK_20230928T2203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A_MSIL2A_20231107T144731_N0509_R139_T19LEK_20231107T203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1018T144731_N0509_R139_T19LEJ_20231018T201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0928T144731_N0509_R139_T19LEJ_20230928T194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K/S2B_MSIL2A_20231003T144729_N0509_R139_T19LEK_20231003T19082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0928T144731_N0509_R139_T19LEJ_20230928T2203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1212T144729_N0509_R139_T19LEJ_20231212T1709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0903T144729_N0509_R139_T19LEJ_20230903T184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J/S2A_MSIL2A_20231207T144721_N0509_R139_T19LFJ_20231208T1354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B_MSIL2A_20230903T144729_N0509_R139_T19LFK_20230903T184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FK/S2A_MSIL2A_20231008T144731_N0509_R139_T19LFK_20231008T1936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A_MSIL2A_20230918T144731_N0509_R139_T19LEJ_20230918T201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19/L/EJ/S2B_MSIL2A_20231122T144729_N0509_R139_T19LEJ_20231122T183817.SAFE/</text:p>
          </table:table-cell>
        </table:table-row>
      </table:table>
      <table:table table:name="AWA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console.cloud.google.com/storage/browser/gcp-public-data-sentinel-2/L2/tiles/22/M/CD/S2A_MSIL2A_20231129T134701_N0509_R024_T22MCD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028T135709_N0509_R067_T22MCD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1109T134701_N0509_R024_T22MDD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129T134701_N0509_R024_T22MDC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1114T134709_N0509_R024_T22MCC_20231114T16034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122T135701_N0509_R067_T22MCD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0915T134709_N0509_R024_T22MDD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1104T134709_N0509_R024_T22MCC_20231104T1556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1109T134701_N0509_R024_T22MCC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025T134709_N0509_R024_T22MCD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0915T134709_N0509_R024_T22MDC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1104T134709_N0509_R024_T22MDC_20231104T1556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1025T134709_N0509_R024_T22MDD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1015T134709_N0509_R024_T22MDC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829T135709_N0509_R067_T22MCD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202T135651_N0509_R067_T22MCD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831T134711_N0509_R024_T22MCD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826T134709_N0509_R024_T22MCD_20230826T1746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1129T134701_N0509_R024_T22MDD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1010T134701_N0509_R024_T22MCC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0831T134711_N0509_R024_T22MDD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0930T134711_N0509_R024_T22MCC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0925T134709_N0509_R024_T22MDC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0920T134711_N0509_R024_T22MDD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109T134701_N0509_R024_T22MDC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0910T134711_N0509_R024_T22MDC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020T134701_N0509_R024_T22MDC_20231020T17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1114T134709_N0509_R024_T22MDC_20231114T16034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109T134701_N0509_R024_T22MCD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119T134701_N0509_R024_T22MCD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008T135709_N0509_R067_T22MCD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0930T134711_N0509_R024_T22MDC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1025T134709_N0509_R024_T22MCC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1119T134701_N0509_R024_T22MDD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0930T134711_N0509_R024_T22MDD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913T135711_N0509_R067_T22MCD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119T134701_N0509_R024_T22MDC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1025T134709_N0509_R024_T22MDC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1114T134709_N0509_R024_T22MDD_20231114T16034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104T134709_N0509_R024_T22MCD_20231104T1556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013T135701_N0509_R067_T22MCD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112T135701_N0509_R067_T22MCD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918T135709_N0509_R067_T22MCD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0925T134709_N0509_R024_T22MCC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018T135709_N0509_R067_T22MCD_20231018T1735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1129T134701_N0509_R024_T22MCC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1015T134709_N0509_R024_T22MCC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0826T134709_N0509_R024_T22MDC_20230826T1746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1015T134709_N0509_R024_T22MDD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015T134709_N0509_R024_T22MCD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124T134659_N0509_R024_T22MCD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915T134709_N0509_R024_T22MCD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925T134709_N0509_R024_T22MCD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0831T134711_N0509_R024_T22MCC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908T135709_N0509_R067_T22MCD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1030T134701_N0509_R024_T22MDD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1020T134701_N0509_R024_T22MCC_20231020T17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0831T134711_N0509_R024_T22MDC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1005T134709_N0509_R024_T22MCC_20231005T1949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102T135701_N0509_R067_T22MCD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010T134701_N0509_R024_T22MCD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1124T134659_N0509_R024_T22MCC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0826T134709_N0509_R024_T22MDD_20230826T1746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0920T134711_N0509_R024_T22MDC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127T135659_N0509_R067_T22MCD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1030T134701_N0509_R024_T22MCC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920T134711_N0509_R024_T22MCD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1119T134701_N0509_R024_T22MCC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209T134701_N0509_R024_T22MCD_20231209T1739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1124T134659_N0509_R024_T22MDC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923T135701_N0509_R067_T22MCD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1104T134709_N0509_R024_T22MDD_20231104T1556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207T135659_N0509_R067_T22MCD_20231207T1818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910T134711_N0509_R024_T22MCD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0925T134709_N0509_R024_T22MDD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0928T135709_N0509_R067_T22MCD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0915T134709_N0509_R024_T22MCC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B_MSIL2A_20231005T134709_N0509_R024_T22MDC_20231005T1949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1005T134709_N0509_R024_T22MDD_20231005T1949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0910T134711_N0509_R024_T22MCC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114T134709_N0509_R024_T22MCD_20231114T16034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A_MSIL2A_20230920T134711_N0509_R024_T22MCC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030T134701_N0509_R024_T22MCD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930T134711_N0509_R024_T22MCD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824T135711_N0509_R067_T22MCD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B_MSIL2A_20231124T134659_N0509_R024_T22MDD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020T134701_N0509_R024_T22MCD_20231020T17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010T134701_N0509_R024_T22MDC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209T134701_N0509_R024_T22MDC_20231209T1739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C/S2A_MSIL2A_20231030T134701_N0509_R024_T22MDC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1020T134701_N0509_R024_T22MDD_20231020T17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1010T134701_N0509_R024_T22MDD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0903T135711_N0509_R067_T22MCD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C/S2B_MSIL2A_20230826T134709_N0509_R024_T22MCC_20230826T1746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117T135659_N0509_R067_T22MCD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DD/S2A_MSIL2A_20230910T134711_N0509_R024_T22MDD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A_MSIL2A_20231212T135701_N0509_R067_T22MCD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CD/S2B_MSIL2A_20231005T134709_N0509_R024_T22MCD_20231005T194931.SAFE/</text:p>
          </table:table-cell>
        </table:table-row>
      </table:table>
      <table:table table:name="Ybyra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console.cloud.google.com/storage/browser/gcp-public-data-sentinel-2/L2/tiles/23/M/KS/S2B_MSIL2A_20231009T133149_N0509_R081_T23MKS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128T133139_N0509_R081_T22MHB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912T133839_N0509_R124_T23MKS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108T133149_N0509_R081_T22MHC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002T133839_N0509_R124_T22MHC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0919T133149_N0509_R081_T23MLR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128T133139_N0509_R081_T23MLS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1121T133829_N0509_R124_T22MGC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004T133151_N0509_R081_T23MLS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0919T133149_N0509_R081_T23MLT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823T133839_N0509_R124_T22MHC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014T133141_N0509_R081_T23MLS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0904T133151_N0509_R081_T23MLS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126T133831_N0509_R124_T23MKS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909T133149_N0509_R081_T23MKS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017T133831_N0509_R124_T23MKT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108T133149_N0509_R081_T23MKT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919T133149_N0509_R081_T22MHB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1206T133831_N0509_R124_T22MGC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201T133829_N0509_R124_T22MHA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213T133141_N0510_R081_T23MKT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904T133151_N0509_R081_T23MKR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1111T133839_N0509_R124_T22MGC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0828T133841_N0509_R124_T22MGB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009T133149_N0509_R081_T23MKT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1111T133839_N0509_R124_T22MGB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0902T133839_N0509_R124_T22MGA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213T133141_N0510_R081_T23MLT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904T133151_N0509_R081_T22MHB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009T133149_N0509_R081_T22MHA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1007T133831_N0509_R124_T22MGA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017T133831_N0509_R124_T22MHC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103T133141_N0509_R081_T23MLT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1027T133831_N0509_R124_T22MGA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927T133841_N0509_R124_T23MKR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017T133831_N0509_R124_T23MKS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1118T133149_N0509_R081_T23MLR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1121T133829_N0509_R124_T22MGA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922T133839_N0509_R124_T22MHC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1027T133831_N0509_R124_T22MGC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201T133829_N0509_R124_T23MKR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123T133141_N0509_R081_T23MLT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0904T133151_N0509_R081_T23MLT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924T133151_N0509_R081_T22MHC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914T133151_N0509_R081_T23MKR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825T133151_N0509_R081_T23MKS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126T133831_N0509_R124_T23MKT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828T133841_N0509_R124_T22MHB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0912T133839_N0509_R124_T22MGA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201T133829_N0509_R124_T22MHC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0909T133149_N0509_R081_T23MLT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024T133151_N0509_R081_T23MKR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113T133141_N0509_R081_T22MHB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118T133149_N0509_R081_T22MHA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0830T133149_N0509_R081_T23MLR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103T133141_N0509_R081_T22MHC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1101T133839_N0509_R124_T22MGB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904T133151_N0509_R081_T23MKS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101T133839_N0509_R124_T22MHB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912T133839_N0509_R124_T22MHA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902T133839_N0509_R124_T23MKS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1206T133831_N0509_R124_T22MGB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014T133141_N0509_R081_T23MKT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909T133149_N0509_R081_T22MHA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029T133149_N0509_R081_T23MLS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009T133149_N0509_R081_T23MKR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1201T133829_N0509_R124_T22MGA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0907T133841_N0509_R124_T22MGA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907T133841_N0509_R124_T23MKS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1211T133829_N0509_R124_T22MGA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118T133149_N0509_R081_T23MKR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126T133831_N0509_R124_T23MKR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0823T133839_N0509_R124_T22MGA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206T133831_N0509_R124_T23MKT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123T133141_N0509_R081_T22MHB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029T133149_N0509_R081_T22MHA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924T133151_N0509_R081_T22MHA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823T133839_N0509_R124_T22MHB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004T133151_N0509_R081_T23MKS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004T133151_N0509_R081_T22MHC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917T133841_N0509_R124_T23MKR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912T133839_N0509_R124_T23MKT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111T133839_N0509_R124_T23MKS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017T133831_N0509_R124_T22MHB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007T133831_N0509_R124_T23MKT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024T133151_N0509_R081_T23MKS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103T133141_N0509_R081_T22MHA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919T133149_N0509_R081_T23MKT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1116T133831_N0509_R124_T22MGA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213T133141_N0510_R081_T23MKR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830T133149_N0509_R081_T23MKS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919T133149_N0509_R081_T22MHC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907T133841_N0509_R124_T23MKR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917T133841_N0509_R124_T23MKS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019T133149_N0509_R081_T23MLS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019T133149_N0509_R081_T23MKS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907T133841_N0509_R124_T22MHB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002T133839_N0509_R124_T23MKT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004T133151_N0509_R081_T23MKR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101T133839_N0509_R124_T23MKT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823T133839_N0509_R124_T22MHA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1108T133149_N0509_R081_T23MLR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118T133149_N0509_R081_T22MHC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828T133841_N0509_R124_T22MHA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825T133151_N0509_R081_T23MKR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1126T133831_N0509_R124_T22MGA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118T133149_N0509_R081_T22MHB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1101T133839_N0509_R124_T22MGC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126T133831_N0509_R124_T22MHA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213T133141_N0510_R081_T22MHB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123T133141_N0509_R081_T23MLS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211T133829_N0509_R124_T22MHA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103T133141_N0509_R081_T23MKT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0922T133839_N0509_R124_T22MGC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019T133149_N0509_R081_T22MHB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108T133149_N0509_R081_T23MKR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004T133151_N0509_R081_T23MLR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1029T133149_N0509_R081_T23MLT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101T133839_N0509_R124_T23MKS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024T133151_N0509_R081_T23MKT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828T133841_N0509_R124_T23MKS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206T133831_N0509_R124_T23MKS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917T133841_N0509_R124_T23MKT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825T133151_N0509_R081_T23MKT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007T133831_N0509_R124_T22MHA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902T133839_N0509_R124_T23MKR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924T133151_N0509_R081_T23MKR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203T133141_N0509_R081_T23MLR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1121T133829_N0509_R124_T22MGB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927T133841_N0509_R124_T22MHB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830T133149_N0509_R081_T23MKR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123T133141_N0509_R081_T23MKS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009T133149_N0509_R081_T22MHB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1029T133149_N0509_R081_T23MLR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0929T133149_N0509_R081_T23MLR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116T133831_N0509_R124_T23MKT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208T133139_N0509_R081_T23MKT_20231208T1601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909T133149_N0509_R081_T22MHB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128T133139_N0509_R081_T22MHA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121T133829_N0509_R124_T22MHB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019T133149_N0509_R081_T23MKT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211T133829_N0509_R124_T23MKS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924T133151_N0509_R081_T22MHB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108T133149_N0509_R081_T22MHA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029T133149_N0509_R081_T23MKT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206T133831_N0509_R124_T22MHC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919T133149_N0509_R081_T23MKS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0914T133151_N0509_R081_T23MLR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1007T133831_N0509_R124_T22MGC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121T133829_N0509_R124_T22MHC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0902T133839_N0509_R124_T22MGB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929T133149_N0509_R081_T22MHA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830T133149_N0509_R081_T22MHA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101T133839_N0509_R124_T22MHC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914T133151_N0509_R081_T23MKT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027T133831_N0509_R124_T22MHA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017T133831_N0509_R124_T23MKR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103T133141_N0509_R081_T23MKS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113T133141_N0509_R081_T23MKS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904T133151_N0509_R081_T22MHA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0909T133149_N0509_R081_T23MLS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1126T133831_N0509_R124_T22MGC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830T133149_N0509_R081_T23MKT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919T133149_N0509_R081_T22MHA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0914T133151_N0509_R081_T23MLS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823T133839_N0509_R124_T23MKS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1019T133149_N0509_R081_T23MLT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019T133149_N0509_R081_T22MHC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103T133141_N0509_R081_T23MLR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825T133151_N0509_R081_T22MHB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917T133841_N0509_R124_T22MHB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927T133841_N0509_R124_T22MHC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206T133831_N0509_R124_T22MHA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0823T133839_N0509_R124_T22MGC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0828T133841_N0509_R124_T22MGA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927T133841_N0509_R124_T23MKT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118T133149_N0509_R081_T23MLS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929T133149_N0509_R081_T23MKS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828T133841_N0509_R124_T23MKT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0917T133841_N0509_R124_T22MGB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904T133151_N0509_R081_T23MKT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1126T133831_N0509_R124_T22MGB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128T133139_N0509_R081_T23MKS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1108T133149_N0509_R081_T23MLT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213T133141_N0510_R081_T23MLR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1002T133839_N0509_R124_T22MGC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929T133149_N0509_R081_T22MHB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1017T133831_N0509_R124_T22MGC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907T133841_N0509_R124_T22MHA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108T133149_N0509_R081_T23MKS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007T133831_N0509_R124_T22MHB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0924T133151_N0509_R081_T23MLR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912T133839_N0509_R124_T22MHB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123T133141_N0509_R081_T23MKR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917T133841_N0509_R124_T22MHC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0922T133839_N0509_R124_T22MGB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0828T133841_N0509_R124_T22MGC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0823T133839_N0509_R124_T22MGB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203T133141_N0509_R081_T22MHC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211T133829_N0509_R124_T22MHC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108T133149_N0509_R081_T23MLS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213T133141_N0510_R081_T22MHC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014T133141_N0509_R081_T23MLT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002T133839_N0509_R124_T22MHA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917T133841_N0509_R124_T22MHA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912T133839_N0509_R124_T22MHC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111T133839_N0509_R124_T23MKR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0907T133841_N0509_R124_T22MGC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1007T133831_N0509_R124_T22MGB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113T133141_N0509_R081_T22MHA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116T133831_N0509_R124_T22MHC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024T133151_N0509_R081_T23MLS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128T133139_N0509_R081_T23MKT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206T133831_N0509_R124_T23MKR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128T133139_N0509_R081_T22MHC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027T133831_N0509_R124_T22MHB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123T133141_N0509_R081_T23MKT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914T133151_N0509_R081_T23MKS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0828T133841_N0509_R124_T23MKR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914T133151_N0509_R081_T22MHC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914T133151_N0509_R081_T22MHA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0922T133839_N0509_R124_T22MGA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014T133141_N0509_R081_T22MHA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208T133139_N0509_R081_T22MHC_20231208T1601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004T133151_N0509_R081_T22MHA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002T133839_N0509_R124_T22MHB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919T133149_N0509_R081_T23MKR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108T133149_N0509_R081_T22MHB_20231108T1607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121T133829_N0509_R124_T22MHA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211T133829_N0509_R124_T23MKT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201T133829_N0509_R124_T23MKT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1017T133831_N0509_R124_T22MGA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907T133841_N0509_R124_T23MKT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0927T133841_N0509_R124_T22MGC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1009T133149_N0509_R081_T23MLR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0929T133149_N0509_R081_T23MLT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825T133151_N0509_R081_T22MHA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118T133149_N0509_R081_T23MKS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118T133149_N0509_R081_T23MKT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830T133149_N0509_R081_T22MHC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0924T133151_N0509_R081_T23MKT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1027T133831_N0509_R124_T22MGB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0825T133151_N0509_R081_T23MLR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909T133149_N0509_R081_T23MKR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912T133839_N0509_R124_T23MKR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113T133141_N0509_R081_T23MKR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007T133831_N0509_R124_T23MKS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116T133831_N0509_R124_T22MHB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1201T133829_N0509_R124_T22MGB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004T133151_N0509_R081_T23MLT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024T133151_N0509_R081_T23MLR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1128T133139_N0509_R081_T23MLR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0912T133839_N0509_R124_T22MGC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019T133149_N0509_R081_T23MKR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1128T133139_N0509_R081_T23MLT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0927T133841_N0509_R124_T22MGA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024T133151_N0509_R081_T22MHB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0830T133149_N0509_R081_T23MLT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113T133141_N0509_R081_T22MHC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203T133141_N0509_R081_T22MHB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0904T133151_N0509_R081_T23MLR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922T133839_N0509_R124_T22MHB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113T133141_N0509_R081_T23MKT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123T133141_N0509_R081_T22MHA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0914T133151_N0509_R081_T23MLT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113T133141_N0509_R081_T23MLT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201T133829_N0509_R124_T22MHB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201T133829_N0509_R124_T23MKS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929T133149_N0509_R081_T23MKT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0919T133149_N0509_R081_T23MLS_20230919T155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0924T133151_N0509_R081_T23MLT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024T133151_N0509_R081_T22MHC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929T133149_N0509_R081_T22MHC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1002T133839_N0509_R124_T22MGA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007T133831_N0509_R124_T22MHC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121T133829_N0509_R124_T23MKR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126T133831_N0509_R124_T22MHC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922T133839_N0509_R124_T23MKT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027T133831_N0509_R124_T22MHC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929T133149_N0509_R081_T23MKR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101T133839_N0509_R124_T23MKR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922T133839_N0509_R124_T23MKR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123T133141_N0509_R081_T23MLR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0902T133839_N0509_R124_T22MGC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111T133839_N0509_R124_T23MKT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0917T133841_N0509_R124_T22MGA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909T133149_N0509_R081_T23MKT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904T133151_N0509_R081_T22MHC_20230904T181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103T133141_N0509_R081_T22MHB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029T133149_N0509_R081_T22MHC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116T133831_N0509_R124_T22MHA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0914T133151_N0509_R081_T22MHB_20230914T185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203T133141_N0509_R081_T23MLS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103T133141_N0509_R081_T23MKR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017T133831_N0509_R124_T22MHA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1118T133149_N0509_R081_T23MLT_20231118T1602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0909T133149_N0509_R081_T23MLR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211T133829_N0509_R124_T22MHB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029T133149_N0509_R081_T23MKS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1101T133839_N0509_R124_T22MGA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909T133149_N0509_R081_T22MHC_20230909T1604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1121T133829_N0509_R124_T23MKT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029T133149_N0509_R081_T22MHB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902T133839_N0509_R124_T23MKT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1211T133829_N0509_R124_T22MGC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828T133841_N0509_R124_T22MHC_20230828T18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002T133839_N0509_R124_T23MKR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014T133141_N0509_R081_T23MKS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101T133839_N0509_R124_T22MHA_20231101T161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213T133141_N0510_R081_T23MLS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014T133141_N0509_R081_T23MKR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927T133841_N0509_R124_T23MKS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027T133831_N0509_R124_T23MKT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B_MSIL2A_20230823T133839_N0509_R124_T23MKT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103T133141_N0509_R081_T23MLS_20231103T1613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1024T133151_N0509_R081_T23MLT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922T133839_N0509_R124_T22MHA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0830T133149_N0509_R081_T23MLS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019T133149_N0509_R081_T22MHA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002T133839_N0509_R124_T23MKS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014T133141_N0509_R081_T22MHC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213T133141_N0510_R081_T22MHA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A_MSIL2A_20230825T133151_N0509_R081_T23MLT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1113T133141_N0509_R081_T23MLS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116T133831_N0509_R124_T23MKR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0917T133841_N0509_R124_T22MGC_20230917T185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0912T133839_N0509_R124_T22MGB_20230912T17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0902T133839_N0509_R124_T22MHA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128T133139_N0509_R081_T23MKR_20231128T1603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1123T133141_N0509_R081_T22MHC_20231123T16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0823T133839_N0509_R124_T23MKR_20230823T15503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009T133149_N0509_R081_T23MLS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203T133141_N0509_R081_T23MKR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A_MSIL2A_20231206T133831_N0509_R124_T22MGA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009T133149_N0509_R081_T22MHC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027T133831_N0509_R124_T23MKR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0825T133151_N0509_R081_T23MLS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206T133831_N0509_R124_T22MHB_20231206T1728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029T133149_N0509_R081_T23MKR_20231029T1605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121T133829_N0509_R124_T23MKS_20231121T1613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1211T133829_N0509_R124_T22MGB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1024T133151_N0509_R081_T22MHA_20231024T1601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907T133841_N0509_R124_T22MHC_20230907T2213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0924T133151_N0509_R081_T23MKS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A/S2B_MSIL2A_20231111T133839_N0509_R124_T22MGA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A_MSIL2A_20230927T133841_N0509_R124_T22MHA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0902T133839_N0509_R124_T22MHC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014T133141_N0509_R081_T22MHB_20231014T191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B_MSIL2A_20231019T133149_N0509_R081_T23MLR_20231019T1548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B_MSIL2A_20231111T133839_N0509_R124_T22MHC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B_MSIL2A_20231211T133829_N0509_R124_T23MKR_20231211T1612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113T133141_N0509_R081_T23MLR_20231113T16180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902T133839_N0509_R124_T22MHB_20230902T1752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004T133151_N0509_R081_T23MKT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213T133141_N0510_R081_T23MKS_20231213T17205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R/S2A_MSIL2A_20231007T133831_N0509_R124_T23MKR_20231007T1929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T/S2A_MSIL2A_20231203T133141_N0509_R081_T23MKT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A_MSIL2A_20230924T133151_N0509_R081_T23MLS_20230926T1127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T/S2B_MSIL2A_20231009T133149_N0509_R081_T23MLT_20231009T15524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1116T133831_N0509_R124_T22MGB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0922T133839_N0509_R124_T23MKS_20230922T17442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0929T133149_N0509_R081_T23MLS_20230929T1549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B_MSIL2A_20231002T133839_N0509_R124_T22MGB_20231002T17443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0927T133841_N0509_R124_T22MGB_20230927T1901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027T133831_N0509_R124_T23MKS_20231027T1650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116T133831_N0509_R124_T23MKS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004T133151_N0509_R081_T22MHB_20231004T190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A_MSIL2A_20231203T133141_N0509_R081_T23MKS_20231203T1709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1111T133839_N0509_R124_T22MHB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A/S2B_MSIL2A_20231111T133839_N0509_R124_T22MHA_20231111T1613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A_MSIL2A_20231126T133831_N0509_R124_T22MHB_20231126T1719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KS/S2B_MSIL2A_20231208T133139_N0509_R081_T23MKS_20231208T1601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A_MSIL2A_20231116T133831_N0509_R124_T22MGC_20231116T1716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B/S2A_MSIL2A_20231017T133831_N0509_R124_T22MGB_20231017T1912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GC/S2B_MSIL2A_20231201T133829_N0509_R124_T22MGC_20231201T16121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C/S2A_MSIL2A_20230825T133151_N0509_R081_T22MHC_20230825T2054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S/S2B_MSIL2A_20231208T133139_N0509_R081_T23MLS_20231208T16011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2/M/HB/S2B_MSIL2A_20230830T133149_N0509_R081_T22MHB_20230830T1604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3/M/LR/S2A_MSIL2A_20231014T133141_N0509_R081_T23MLR_20231014T191404.SAFE/</text:p>
          </table:table-cell>
        </table:table-row>
      </table:table>
      <table:table table:name="Itaúba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console.cloud.google.com/storage/browser/gcp-public-data-sentinel-2/L2/tiles/21/L/ZH/S2A_MSIL2A_20231020T134701_N0509_R024_T21LZH_20231020T192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918T135709_N0509_R067_T21LZJ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824T135711_N0509_R067_T21LYH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910T134711_N0509_R024_T21LYH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829T135709_N0509_R067_T21LZJ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129T134701_N0509_R024_T21LZH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104T134709_N0509_R024_T21LYJ_20231104T180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028T135709_N0509_R067_T21LXJ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025T134709_N0509_R024_T21LZH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015T134709_N0509_R024_T21LYJ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018T135709_N0509_R067_T21LXJ_20231018T1945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114T134709_N0509_R024_T21LYH_20231114T17562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028T135709_N0509_R067_T21LZH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826T134709_N0509_R024_T21LZJ_20230826T182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025T134709_N0509_R024_T21LYH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102T135701_N0509_R067_T21LXH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117T135659_N0509_R067_T21LZH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925T134709_N0509_R024_T21LZJ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923T135701_N0509_R067_T21LZH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122T135701_N0509_R067_T21LYJ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202T135651_N0509_R067_T21LZJ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202T135651_N0509_R067_T21LYJ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930T134711_N0509_R024_T21LZJ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0923T135701_N0509_R067_T21LXH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112T135701_N0509_R067_T21LYJ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831T134711_N0509_R024_T21LYH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127T135659_N0509_R067_T21LYH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826T134709_N0509_R024_T21LZH_20230826T182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0923T135701_N0509_R067_T21LXJ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003T135701_N0509_R067_T21LXH_20231003T200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030T134701_N0509_R024_T21LYJ_20231030T190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112T135701_N0509_R067_T21LXH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104T134709_N0509_R024_T21LYH_20231104T180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829T135709_N0509_R067_T21LYJ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025T134709_N0509_R024_T21LZJ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117T135659_N0509_R067_T21LYH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910T134711_N0509_R024_T21LYJ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119T134701_N0509_R024_T21LZH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0903T135711_N0509_R067_T21LXJ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903T135711_N0509_R067_T21LZJ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112T135701_N0509_R067_T21LZJ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212T135701_N0509_R067_T21LYH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0913T135711_N0509_R067_T21LXH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908T135709_N0509_R067_T21LYJ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109T134701_N0509_R024_T21LYH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908T135709_N0509_R067_T21LZH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913T135711_N0509_R067_T21LZJ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020T134701_N0509_R024_T21LZJ_20231020T192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1107T135709_N0509_R067_T21LXH_20231107T18270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010T134701_N0509_R024_T21LYH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0829T135709_N0509_R067_T21LXH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008T135709_N0509_R067_T21LYJ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910T134711_N0509_R024_T21LZH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903T135711_N0509_R067_T21LYH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824T135711_N0509_R067_T21LYJ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928T135709_N0509_R067_T21LYJ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107T135709_N0509_R067_T21LXJ_20231107T18270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918T135709_N0509_R067_T21LZH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918T135709_N0509_R067_T21LYH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018T135709_N0509_R067_T21LYH_20231018T1945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824T135711_N0509_R067_T21LZH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127T135659_N0509_R067_T21LXJ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925T134709_N0509_R024_T21LZH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114T134709_N0509_R024_T21LYJ_20231114T17562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212T135701_N0509_R067_T21LXH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112T135701_N0509_R067_T21LXJ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129T134701_N0509_R024_T21LZJ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209T134701_N0509_R024_T21LYJ_20231209T1739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903T135711_N0509_R067_T21LZH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028T135709_N0509_R067_T21LZJ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129T134701_N0509_R024_T21LYJ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018T135709_N0509_R067_T21LZJ_20231018T1945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008T135709_N0509_R067_T21LXJ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831T134711_N0509_R024_T21LZJ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030T134701_N0509_R024_T21LZH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910T134711_N0509_R024_T21LZJ_20230910T2111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013T135701_N0509_R067_T21LXJ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119T134701_N0509_R024_T21LYJ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124T134659_N0509_R024_T21LYH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117T135659_N0509_R067_T21LXJ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829T135709_N0509_R067_T21LZH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025T134709_N0509_R024_T21LYJ_20231025T1808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010T134701_N0509_R024_T21LYJ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0918T135709_N0509_R067_T21LXH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930T134711_N0509_R024_T21LYH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015T134709_N0509_R024_T21LYH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826T134709_N0509_R024_T21LYH_20230826T182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122T135701_N0509_R067_T21LXJ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829T135709_N0509_R067_T21LYH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008T135709_N0509_R067_T21LZJ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104T134709_N0509_R024_T21LZH_20231104T180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122T135701_N0509_R067_T21LYH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003T135701_N0509_R067_T21LYH_20231003T200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0928T135709_N0509_R067_T21LXH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1028T135709_N0509_R067_T21LXH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923T135701_N0509_R067_T21LZJ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122T135701_N0509_R067_T21LZJ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207T135659_N0509_R067_T21LYH_20231207T1818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015T134709_N0509_R024_T21LZH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127T135659_N0509_R067_T21LZJ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209T134701_N0509_R024_T21LZH_20231209T1739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010T134701_N0509_R024_T21LZJ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915T134709_N0509_R024_T21LZH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202T135651_N0509_R067_T21LXH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030T134701_N0509_R024_T21LYJ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0824T135711_N0509_R067_T21LXH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020T134701_N0509_R024_T21LYJ_20231020T192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109T134701_N0509_R024_T21LZH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209T134701_N0509_R024_T21LYH_20231209T1739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117T135659_N0509_R067_T21LYJ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930T134711_N0509_R024_T21LZH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124T134659_N0509_R024_T21LYJ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918T135709_N0509_R067_T21LYJ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102T135701_N0509_R067_T21LYH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127T135659_N0509_R067_T21LZH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122T135701_N0509_R067_T21LZH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109T134701_N0509_R024_T21LZJ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015T134709_N0509_R024_T21LZJ_20231015T18042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0908T135709_N0509_R067_T21LXH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824T135711_N0509_R067_T21LZJ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124T134659_N0509_R024_T21LZJ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925T134709_N0509_R024_T21LYJ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107T135709_N0509_R067_T21LZJ_20231107T18270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008T135709_N0509_R067_T21LZH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109T134701_N0509_R024_T21LYJ_20231109T1735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915T134709_N0509_R024_T21LYJ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018T135709_N0509_R067_T21LZH_20231018T1945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102T135701_N0509_R067_T21LZJ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930T134711_N0509_R024_T21LYJ_20230930T1940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903T135711_N0509_R067_T21LYJ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915T134709_N0509_R024_T21LZJ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212T135701_N0509_R067_T21LYJ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913T135711_N0509_R067_T21LYH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928T135709_N0509_R067_T21LYH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013T135701_N0509_R067_T21LZH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107T135709_N0509_R067_T21LZH_20231107T18270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0913T135711_N0509_R067_T21LXJ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129T134701_N0509_R024_T21LYH_20231129T1728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0928T135709_N0509_R067_T21LZH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102T135701_N0509_R067_T21LXJ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102T135701_N0509_R067_T21LZH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212T135701_N0509_R067_T21LZH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008T135709_N0509_R067_T21LYH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212T135701_N0509_R067_T21LZJ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0908T135709_N0509_R067_T21LXJ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0824T135711_N0509_R067_T21LXJ_20230824T210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030T134701_N0509_R024_T21LYH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913T135711_N0509_R067_T21LYJ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030T134701_N0509_R024_T21LZJ_20231030T190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003T135701_N0509_R067_T21LYJ_20231003T200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202T135651_N0509_R067_T21LYH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013T135701_N0509_R067_T21LYJ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013T135701_N0509_R067_T21LYH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028T135709_N0509_R067_T21LYJ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1102T135701_N0509_R067_T21LYJ_20231102T1924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122T135701_N0509_R067_T21LXH_20231122T174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0826T134709_N0509_R024_T21LYJ_20230826T1828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1117T135659_N0509_R067_T21LXH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928T135709_N0509_R067_T21LZJ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1008T135709_N0509_R067_T21LXH_20231008T19334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013T135701_N0509_R067_T21LZJ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923T135701_N0509_R067_T21LYH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030T134701_N0509_R024_T21LZH_20231030T190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107T135709_N0509_R067_T21LYH_20231107T18270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0908T135709_N0509_R067_T21LZJ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030T134701_N0509_R024_T21LZJ_20231030T172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003T135701_N0509_R067_T21LZJ_20231003T200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114T134709_N0509_R024_T21LZJ_20231114T17562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915T134709_N0509_R024_T21LYH_20230915T21121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920T134711_N0509_R024_T21LZH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1013T135701_N0509_R067_T21LXH_20231013T1954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018T135709_N0509_R067_T21LYJ_20231018T1945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1119T134701_N0509_R024_T21LZJ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003T135701_N0509_R067_T21LXJ_20231003T200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0920T134711_N0509_R024_T21LYH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1018T135709_N0509_R067_T21LXH_20231018T1945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925T134709_N0509_R024_T21LYH_20230925T17485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020T134701_N0509_R024_T21LYH_20231020T1927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114T134709_N0509_R024_T21LZH_20231114T17562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112T135701_N0509_R067_T21LYH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104T134709_N0509_R024_T21LZJ_20231104T18090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003T135701_N0509_R067_T21LZH_20231003T200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030T134701_N0509_R024_T21LYH_20231030T19065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831T134711_N0509_R024_T21LZH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B_MSIL2A_20231127T135659_N0509_R067_T21LXH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202T135651_N0509_R067_T21LZH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831T134711_N0509_R024_T21LYJ_20230831T2242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127T135659_N0509_R067_T21LYJ_20231127T16253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923T135701_N0509_R067_T21LYJ_20230923T193401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1207T135659_N0509_R067_T21LXJ_20231207T1818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0829T135709_N0509_R067_T21LXJ_20230829T1805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A_MSIL2A_20231119T134701_N0509_R024_T21LYH_20231119T1800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212T135701_N0509_R067_T21LXJ_20231212T1752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A_MSIL2A_20231202T135651_N0509_R067_T21LXJ_20231202T1746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H/S2A_MSIL2A_20230903T135711_N0509_R067_T21LXH_20230903T2129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010T134701_N0509_R024_T21LZH_20231010T1946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B_MSIL2A_20231117T135659_N0509_R067_T21LZJ_20231117T16210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B_MSIL2A_20231107T135709_N0509_R067_T21LYJ_20231107T18270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1028T135709_N0509_R067_T21LYH_20231028T181233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1112T135701_N0509_R067_T21LZH_20231112T17430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H/S2B_MSIL2A_20230908T135709_N0509_R067_T21LYH_20230908T19512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A_MSIL2A_20230913T135711_N0509_R067_T21LZH_20230913T21230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J/S2A_MSIL2A_20230920T134711_N0509_R024_T21LZJ_20230920T1920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0918T135709_N0509_R067_T21LXJ_20230918T19391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XJ/S2B_MSIL2A_20230928T135709_N0509_R067_T21LXJ_20230928T19484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ZH/S2B_MSIL2A_20231124T134659_N0509_R024_T21LZH_20231124T180747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L/YJ/S2A_MSIL2A_20230920T134711_N0509_R024_T21LYJ_20230920T192058.SAFE/</text:p>
          </table:table-cell>
        </table:table-row>
      </table:table>
      <table:table table:name="Ipoá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console.cloud.google.com/storage/browser/gcp-public-data-sentinel-2/L2/tiles/20/M/RV/S2B_MSIL2A_20231103T141709_N0509_R010_T20MRV_20231103T1842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1108T141711_N0509_R010_T21MTP_20231108T1914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1024T141709_N0509_R010_T21MTP_20231024T1821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1118T141711_N0509_R010_T20MRV_20231118T1935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1213T141709_N0510_R010_T21MTQ_20231213T1654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0909T141721_N0509_R010_T20MRU_20230909T2143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0904T141719_N0509_R010_T21MTQ_20230904T1808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0914T141739_N0509_R010_T21MTP_20230914T2153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0914T141739_N0509_R010_T20MRV_20230914T2153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0914T141739_N0509_R010_T21MTQ_20230914T2153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118T141711_N0509_R010_T21MTQ_20231118T1935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0924T141719_N0509_R010_T20MRU_20230924T1839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1118T141711_N0509_R010_T20MRU_20231118T1935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1029T141711_N0509_R010_T20MRV_20231029T1853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0919T141711_N0509_R010_T21MTQ_20230919T2148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1113T141709_N0509_R010_T21MTQ_20231113T18293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128T141701_N0509_R010_T21MTQ_20231128T1935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1113T141709_N0509_R010_T20MRV_20231113T18293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0919T141711_N0509_R010_T20MRU_20230919T2148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0830T141721_N0509_R010_T21MTQ_20230830T211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1009T141711_N0509_R010_T21MTP_20231009T2201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0919T141711_N0509_R010_T20MRV_20230919T2148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0904T141719_N0509_R010_T20MRV_20230904T1808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1019T141711_N0509_R010_T20MRU_20231019T1849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0825T141719_N0509_R010_T20MRU_20230825T1809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0830T141721_N0509_R010_T20MRV_20230830T211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0924T141719_N0509_R010_T20MRV_20230924T1839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1213T141709_N0510_R010_T20MRV_20231213T1654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1128T141701_N0509_R010_T20MRV_20231128T1935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0825T141719_N0509_R010_T20MRV_20230825T1809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208T141701_N0509_R010_T21MTQ_20231208T175750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1029T141711_N0509_R010_T20MRU_20231029T1853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0909T141721_N0509_R010_T21MTQ_20230909T2143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1203T141709_N0509_R010_T20MRU_20231203T16443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0909T141721_N0509_R010_T21MTP_20230909T2143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1123T141709_N0509_R010_T21MTP_20231123T18233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0830T141721_N0509_R010_T20MRU_20230830T211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108T141711_N0509_R010_T21MTQ_20231108T1914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0825T141719_N0509_R010_T21MTQ_20230825T1809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1123T141709_N0509_R010_T21MTQ_20231123T18233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1103T141709_N0509_R010_T20MRU_20231103T1842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009T141711_N0509_R010_T21MTQ_20231009T2201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0929T141711_N0509_R010_T21MTQ_20230929T214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1128T141701_N0509_R010_T20MRU_20231128T1935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1213T141709_N0510_R010_T20MRU_20231213T1654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1024T141709_N0509_R010_T20MRV_20231024T1821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0924T141719_N0509_R010_T21MTP_20230924T1839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0909T141721_N0509_R010_T20MRV_20230909T2143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0929T141711_N0509_R010_T21MTP_20230929T214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1123T141709_N0509_R010_T20MRU_20231123T18233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1019T141711_N0509_R010_T21MTP_20231019T1849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1009T141711_N0509_R010_T20MRV_20231009T2201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1203T141709_N0509_R010_T21MTQ_20231203T16443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1024T141709_N0509_R010_T20MRU_20231024T1821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1029T141711_N0509_R010_T21MTP_20231029T1853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1213T141709_N0510_R010_T21MTP_20231213T16544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1103T141709_N0509_R010_T21MTP_20231103T1842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1113T141709_N0509_R010_T20MRU_20231113T18293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0825T141719_N0509_R010_T21MTP_20230825T18092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0929T141711_N0509_R010_T20MRV_20230929T214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1108T141711_N0509_R010_T20MRU_20231108T1914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019T141711_N0509_R010_T21MTQ_20231019T1849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0830T141721_N0509_R010_T21MTP_20230830T2117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1203T141709_N0509_R010_T21MTP_20231203T16443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1024T141709_N0509_R010_T21MTQ_20231024T182112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0904T141719_N0509_R010_T20MRU_20230904T1808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0904T141719_N0509_R010_T21MTP_20230904T18084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1019T141711_N0509_R010_T20MRV_20231019T1849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1118T141711_N0509_R010_T21MTP_20231118T19350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A_MSIL2A_20231029T141711_N0509_R010_T21MTQ_20231029T185358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1128T141701_N0509_R010_T21MTP_20231128T19355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1009T141711_N0509_R010_T20MRU_20231009T22015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1103T141709_N0509_R010_T21MTQ_20231103T18421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1203T141709_N0509_R010_T20MRV_20231203T164434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A_MSIL2A_20230919T141711_N0509_R010_T21MTP_20230919T214859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A_MSIL2A_20231108T141711_N0509_R010_T20MRV_20231108T191456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Q/S2B_MSIL2A_20230924T141719_N0509_R010_T21MTQ_20230924T1839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B_MSIL2A_20230914T141739_N0509_R010_T20MRU_20230914T21532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U/S2A_MSIL2A_20230929T141711_N0509_R010_T20MRU_20230929T21470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0/M/RV/S2B_MSIL2A_20231123T141709_N0509_R010_T20MRV_20231123T182335.SAFE/</text:p>
          </table:table-cell>
        </table:table-row>
        <table:table-row table:style-name="ro1">
          <table:table-cell office:value-type="string" calcext:value-type="string">
            <text:p>https://console.cloud.google.com/storage/browser/gcp-public-data-sentinel-2/L2/tiles/21/M/TP/S2B_MSIL2A_20231113T141709_N0509_R010_T21MTP_20231113T182936.SAFE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5:15:06.375518725</meta:creation-date>
    <dc:date>2023-12-14T16:08:56.354993809</dc:date>
    <meta:editing-duration>PT39M29S</meta:editing-duration>
    <meta:editing-cycles>1</meta:editing-cycles>
    <meta:document-statistic meta:table-count="5" meta:cell-count="854" meta:object-count="0"/>
    <meta:generator>LibreOffice/7.3.7.2$Linux_X86_64 LibreOffice_project/30$Build-2</meta:generator>
  </office:meta>
</office:document-meta>
</file>